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Liberation Serif" fo:font-size="14pt" fo:font-style="italic" officeooo:rsid="002b8d95" officeooo:paragraph-rsid="001d0ad6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3fb9" officeooo:paragraph-rsid="000c3fb9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5pt" fo:font-weight="bold" officeooo:paragraph-rsid="000c3fb9" style:font-size-asian="15pt" style:font-weight-asian="bold" style:font-size-complex="15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fo:font-size="15pt" fo:font-weight="bold" officeooo:rsid="000c3fb9" officeooo:paragraph-rsid="000c3fb9" style:font-size-asian="15pt" style:font-weight-asian="bold" style:font-size-complex="15pt" style:font-weight-complex="bold"/>
    </style:style>
    <style:style style:name="P5" style:family="paragraph" style:parent-style-name="Text_20_body" style:list-style-name="L1">
      <style:paragraph-properties fo:text-align="center" style:justify-single-word="false"/>
      <style:text-properties fo:font-size="16pt" fo:font-weight="bold" officeooo:rsid="000c3fb9" officeooo:paragraph-rsid="000c3fb9" style:font-size-asian="16pt" style:font-weight-asian="bold" style:font-size-complex="16pt" style:font-weight-complex="bold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fo:font-size="15pt" fo:font-weight="bold" officeooo:paragraph-rsid="000c3fb9" style:font-size-asian="15pt" style:font-weight-asian="bold" style:font-size-complex="15pt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weight="normal" officeooo:rsid="0018402b" officeooo:paragraph-rsid="0018402b" style:font-size-asian="12pt" style:font-weight-asian="normal" style:font-size-complex="12pt" style:font-weight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weight="bold" officeooo:rsid="00271bfb" officeooo:paragraph-rsid="00271bfb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weight="bold" officeooo:rsid="002724d5" officeooo:paragraph-rsid="002724d5" style:font-size-asian="12pt" style:font-weight-asian="bold" style:font-size-complex="12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weight="bold" officeooo:rsid="0013a89f" officeooo:paragraph-rsid="0013a89f" style:font-size-asian="12pt" style:font-weight-asian="bold" style:font-size-complex="12pt" style:font-weight-complex="bold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weight="bold" officeooo:rsid="0018402b" officeooo:paragraph-rsid="0018402b" style:font-size-asian="12pt" style:font-weight-asian="bold" style:font-size-complex="12pt" style:font-weight-complex="bold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weight="bold" officeooo:rsid="0019902b" officeooo:paragraph-rsid="0019902b" style:font-size-asian="12pt" style:font-weight-asian="bold" style:font-size-complex="12pt" style:font-weight-complex="bold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weight="bold" officeooo:rsid="001a8dfd" officeooo:paragraph-rsid="001a8dfd" style:font-size-asian="12pt" style:font-weight-asian="bold" style:font-size-complex="12pt" style:font-weight-complex="bold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style="italic" fo:font-weight="normal" officeooo:rsid="00165967" officeooo:paragraph-rsid="00165967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style="italic" fo:font-weight="normal" officeooo:rsid="0018402b" officeooo:paragraph-rsid="0018402b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style="italic" fo:font-weight="normal" officeooo:rsid="0019902b" officeooo:paragraph-rsid="0019902b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2pt" fo:font-style="italic" fo:font-weight="normal" officeooo:rsid="001a8dfd" officeooo:paragraph-rsid="001a8dfd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color="#000000" style:font-name="Liberation Serif" fo:font-size="14pt" fo:font-style="italic" fo:font-weight="normal" officeooo:rsid="001dda1f" officeooo:paragraph-rsid="001dda1f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0e12e3" officeooo:paragraph-rsid="000e12e3" style:font-size-asian="14pt" style:font-weight-asian="bold" style:font-size-complex="14pt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24a299" officeooo:paragraph-rsid="0024a907" style:font-size-asian="14pt" style:font-weight-asian="bold" style:font-size-complex="14pt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0ec434" officeooo:paragraph-rsid="0010b86e" style:font-size-asian="14pt" style:font-weight-asian="bold" style:font-size-complex="14pt" style:font-weight-complex="bold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2611af" officeooo:paragraph-rsid="002611af" style:font-size-asian="14pt" style:font-weight-asian="bold" style:font-size-complex="14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271bfb" officeooo:paragraph-rsid="00271bfb" style:font-size-asian="14pt" style:font-weight-asian="bold" style:font-size-complex="14pt" style:font-weight-complex="bol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10b86e" officeooo:paragraph-rsid="0010b86e" style:font-size-asian="14pt" style:font-weight-asian="bold" style:font-size-complex="14pt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125f9c" officeooo:paragraph-rsid="00125f9c" style:font-size-asian="14pt" style:font-weight-asian="bold" style:font-size-complex="14pt" style:font-weight-complex="bold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13a89f" officeooo:paragraph-rsid="0013a89f" style:font-size-asian="14pt" style:font-weight-asian="bold" style:font-size-complex="14pt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157e1a" officeooo:paragraph-rsid="00157e1a" style:font-size-asian="14pt" style:font-weight-asian="bold" style:font-size-complex="14pt" style:font-weight-complex="bold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18402b" officeooo:paragraph-rsid="0018402b" style:font-size-asian="14pt" style:font-weight-asian="bold" style:font-size-complex="14pt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19902b" officeooo:paragraph-rsid="0019902b" style:font-size-asian="14pt" style:font-weight-asian="bold" style:font-size-complex="14pt" style:font-weight-complex="bold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19b2de" officeooo:paragraph-rsid="0019b2de" style:font-size-asian="14pt" style:font-weight-asian="bold" style:font-size-complex="14pt" style:font-weight-complex="bold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216557" officeooo:paragraph-rsid="00216557" style:font-size-asian="14pt" style:font-weight-asian="bold" style:font-size-complex="14pt" style:font-weight-complex="bold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bold" officeooo:rsid="0022dcee" officeooo:paragraph-rsid="0022dcee" style:font-size-asian="14pt" style:font-weight-asian="bold" style:font-size-complex="14pt" style:font-weight-complex="bold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/>
      <style:text-properties fo:font-size="14pt" fo:font-style="italic" fo:font-weight="normal" officeooo:rsid="000c7ee9" officeooo:paragraph-rsid="000e12e3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/>
      <style:text-properties fo:font-size="14pt" fo:font-style="italic" fo:font-weight="normal" officeooo:rsid="000e12e3" officeooo:paragraph-rsid="000e12e3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22dcee" officeooo:paragraph-rsid="0024a907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22dcee" officeooo:paragraph-rsid="0022dcee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24a299" officeooo:paragraph-rsid="0024a907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24a299" officeooo:paragraph-rsid="0024a299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271bfb" officeooo:paragraph-rsid="00271bfb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size="14pt" fo:font-style="italic" fo:font-weight="normal" officeooo:rsid="002724d5" officeooo:paragraph-rsid="002724d5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125f9c" officeooo:paragraph-rsid="00125f9c" style:font-size-asian="14pt" style:font-style-asian="italic" style:font-weight-asian="normal" style:font-size-complex="14pt" style:font-style-complex="italic" style:font-weight-complex="normal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13a89f" officeooo:paragraph-rsid="0013a89f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13a89f" officeooo:paragraph-rsid="001dda1f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165967" officeooo:paragraph-rsid="00165967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19b2de" officeooo:paragraph-rsid="0019b2de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1d0ad6" officeooo:paragraph-rsid="001d0ad6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200231" officeooo:paragraph-rsid="00200231" style:font-size-asian="14pt" style:font-style-asian="italic" style:font-weight-asian="normal" style:font-size-complex="14pt" style:font-style-complex="italic" style:font-weight-complex="normal"/>
    </style:style>
    <style:style style:name="P4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216557" officeooo:paragraph-rsid="00216557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style="italic" fo:font-weight="normal" officeooo:rsid="00216557" officeooo:paragraph-rsid="0022dcee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0e12e3" officeooo:paragraph-rsid="000e12e3" style:font-size-asian="14pt" style:font-weight-asian="normal" style:font-size-complex="14pt" style:font-weight-complex="normal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271bfb" officeooo:paragraph-rsid="00271bfb" style:font-size-asian="14pt" style:font-weight-asian="normal" style:font-size-complex="14pt" style:font-weight-complex="normal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125f9c" officeooo:paragraph-rsid="00125f9c" style:font-size-asian="14pt" style:font-weight-asian="normal" style:font-size-complex="14pt" style:font-weight-complex="normal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13a89f" officeooo:paragraph-rsid="0013a89f" style:font-size-asian="14pt" style:font-weight-asian="normal" style:font-size-complex="14pt" style:font-weight-complex="normal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13a89f" officeooo:paragraph-rsid="001d7252" style:font-size-asian="14pt" style:font-weight-asian="normal" style:font-size-complex="14pt" style:font-weight-complex="normal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fo:font-size="14pt" fo:font-weight="normal" officeooo:rsid="0013a89f" officeooo:paragraph-rsid="0013a89f" style:font-size-asian="14pt" style:font-weight-asian="normal" style:font-size-complex="14pt" style:font-weight-complex="normal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165967" officeooo:paragraph-rsid="00165967" style:font-size-asian="14pt" style:font-weight-asian="normal" style:font-size-complex="14pt" style:font-weight-complex="normal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19b2de" officeooo:paragraph-rsid="0019b2de" style:font-size-asian="14pt" style:font-weight-asian="normal" style:font-size-complex="14pt" style:font-weight-complex="normal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1d0ad6" officeooo:paragraph-rsid="001d0ad6" style:font-size-asian="14pt" style:font-weight-asian="normal" style:font-size-complex="14pt" style:font-weight-complex="normal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1d7252" officeooo:paragraph-rsid="001d7252" style:font-size-asian="14pt" style:font-weight-asian="normal" style:font-size-complex="14pt" style:font-weight-complex="normal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200231" officeooo:paragraph-rsid="00200231" style:font-size-asian="14pt" style:font-weight-asian="normal" style:font-size-complex="14pt" style:font-weight-complex="normal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216557" officeooo:paragraph-rsid="00216557" style:font-size-asian="14pt" style:font-weight-asian="normal" style:font-size-complex="14pt" style:font-weight-complex="normal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24a299" officeooo:paragraph-rsid="0024a299" style:font-size-asian="14pt" style:font-weight-asian="normal" style:font-size-complex="14pt" style:font-weight-complex="normal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4pt" fo:font-weight="normal" officeooo:rsid="001dda1f" officeooo:paragraph-rsid="001dda1f" style:font-size-asian="14pt" style:font-weight-asian="normal" style:font-size-complex="14pt" style:font-weight-complex="normal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3pt" fo:font-style="italic" fo:font-weight="normal" officeooo:rsid="00125f9c" officeooo:paragraph-rsid="0013a89f" style:font-size-asian="13pt" style:font-style-asian="italic" style:font-weight-asian="normal" style:font-size-complex="13pt" style:font-style-complex="italic" style:font-weight-complex="normal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size="13pt" fo:font-style="italic" fo:font-weight="normal" officeooo:rsid="00216557" officeooo:paragraph-rsid="00216557" style:font-size-asian="13pt" style:font-style-asian="italic" style:font-weight-asian="normal" style:font-size-complex="13pt" style:font-style-complex="italic" style:font-weight-complex="normal"/>
    </style:style>
    <style:style style:name="P6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size="14pt" fo:font-weight="bold" officeooo:rsid="000c7ee9" officeooo:paragraph-rsid="000e12e3" style:font-size-asian="14pt" style:font-weight-asian="bold" style:font-size-complex="14pt" style:font-weight-complex="bold"/>
    </style:style>
    <style:style style:name="P67" style:family="paragraph" style:parent-style-name="Preformatted_20_Text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fo:font-size="12pt" fo:font-weight="bold" officeooo:rsid="002b8d95" officeooo:paragraph-rsid="001d0ad6" style:font-size-asian="12pt" style:font-weight-asian="bold" style:font-size-complex="12pt" style:font-weight-complex="bold"/>
    </style:style>
    <style:style style:name="T1" style:family="text">
      <style:text-properties officeooo:rsid="000c7ee9"/>
    </style:style>
    <style:style style:name="T2" style:family="text">
      <style:text-properties officeooo:rsid="000e12e3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0b86e"/>
    </style:style>
    <style:style style:name="T6" style:family="text">
      <style:text-properties officeooo:rsid="0013a89f"/>
    </style:style>
    <style:style style:name="T7" style:family="text">
      <style:text-properties officeooo:rsid="001d7252"/>
    </style:style>
    <style:style style:name="T8" style:family="text">
      <style:text-properties fo:color="#000000" style:font-name="Liberation Serif" officeooo:rsid="001dda1f"/>
    </style:style>
    <style:style style:name="T9" style:family="text">
      <style:text-properties fo:color="#000000" style:font-name="Liberation Serif" fo:font-style="italic" style:font-style-asian="italic" style:font-style-complex="italic"/>
    </style:style>
    <style:style style:name="T10" style:family="text">
      <style:text-properties officeooo:rsid="0022dcee"/>
    </style:style>
    <style:style style:name="T11" style:family="text">
      <style:text-properties officeooo:rsid="0029058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Задание</text:p>
      <text:p text:style-name="P3">На созданных моделях нужно прод<text:span text:style-name="T1">е</text:span>мо<text:span text:style-name="T11">н</text:span>стрировать работу всех видов запросов. Для этого напишите скрипт который: </text:p>
      <text:list xml:id="list2690549774763800679" text:style-name="L1">
        <text:list-item>
          <text:p text:style-name="P6">двумя способами создает в базе объект клиента </text:p>
        </text:list-item>
        <text:list-item>
          <text:p text:style-name="P6">создает объекты заявок и тремя способами связывает их с клиентами </text:p>
        </text:list-item>
        <text:list-item>
          <text:p text:style-name="P6">получает из базы </text:p>
          <text:list>
            <text:list-item>
              <text:p text:style-name="P6">объекты всех заявок </text:p>
            </text:list-item>
            <text:list-item>
              <text:p text:style-name="P6">фильтрует их по какому-нибудь признаку </text:p>
            </text:list-item>
            <text:list-item>
              <text:p text:style-name="P6">исключает из выбор данные соответствующие определенным параметрам </text:p>
            </text:list-item>
            <text:list-item>
              <text:p text:style-name="P6">ограничивает выборку по кол-ву элементов </text:p>
            </text:list-item>
            <text:list-item>
              <text:p text:style-name="P6">использует для выборки условия </text:p>
              <text:list>
                <text:list-item>
                  <text:p text:style-name="P6">точного совпадения </text:p>
                </text:list-item>
                <text:list-item>
                  <text:p text:style-name="P6">совпадения без учета регистра </text:p>
                </text:list-item>
                <text:list-item>
                  <text:p text:style-name="P6">содержания текста </text:p>
                </text:list-item>
                <text:list-item>
                  <text:p text:style-name="P6">начало/конец совпадает с текстом с/без учета регистра </text:p>
                </text:list-item>
              </text:list>
            </text:list-item>
            <text:list-item>
              <text:p text:style-name="P6">получает объект заявок у которых объекты клиентов соответствуют определенным условиям </text:p>
            </text:list-item>
          </text:list>
        </text:list-item>
        <text:list-item>
          <text:p text:style-name="P6">демонстрирует работу с F и Q объектами </text:p>
        </text:list-item>
        <text:list-item>
          <text:p text:style-name="P6">удаляет объекты </text:p>
        </text:list-item>
        <text:list-item>
          <text:p text:style-name="P6">копирует объекты </text:p>
        </text:list-item>
        <text:list-item>
          <text:p text:style-name="P6">изменяет объекты сразу всех заявок принадлежащих одному клиенту </text:p>
        </text:list-item>
        <text:list-item>
          <text:p text:style-name="P4">демонстрирует работу со связанными объектами (например, через клиентов с заявками): создание/удаление/очистка/фильтрация </text:p>
          <text:p text:style-name="P5">ВЫПОЛНЕНИЕ:</text:p>
        </text:list-item>
      </text:list>
      <text:p text:style-name="P66">1. Создание в БД объект клиента:</text:p>
      <text:p text:style-name="P19">1 способ:</text:p>
      <text:p text:style-name="P33"><text:span text:style-name="T2">&gt;&gt;&gt; from blog.models import Client<text:tab/> <text:s text:c="6"/>&gt;&gt;&gt;</text:span><text:bookmark-start text:name="__DdeLink__522_586605867"/><text:bookmark-start text:name="__DdeLink__516_586605867"/><text:span text:style-name="T2">b=</text:span><text:bookmark-start text:name="__DdeLink__507_586605867"/><text:span text:style-name="T2">Client(surename='Сидоров',name='Антон',secondname='Петрович',sex='мужской',birthday=</text:span><text:bookmark-start text:name="__DdeLink__498_586605867"/><text:span text:style-name="T2">'1980-05-21'</text:span><text:bookmark-end text:name="__DdeLink__498_586605867"/><text:span text:style-name="T2">)</text:span><text:bookmark-end text:name="__DdeLink__522_586605867"/><text:bookmark-end text:name="__DdeLink__516_586605867"/><text:bookmark-end text:name="__DdeLink__507_586605867"/></text:p>
      <text:p text:style-name="P34">&gt;&gt;&gt; b.save()</text:p>
      <text:p text:style-name="P19">2 способ:</text:p>
      <text:p text:style-name="P35">&gt;&gt;&gt; <text:bookmark-start text:name="__DdeLink__518_586605867"/>a=Request_of_medcenter.objects.all()<text:bookmark-end text:name="__DdeLink__518_586605867"/></text:p>
      <text:p text:style-name="P35">&gt;&gt;&gt;a.client=Client(surename='Алексеев',name='Антон',secondname='Петрович',sex='мужской',birthday=<text:bookmark-start text:name="__DdeLink__524_586605867"/>'1983-05-21'<text:bookmark-end text:name="__DdeLink__524_586605867"/>)</text:p>
      <text:p text:style-name="P35">&gt;&gt;&gt; a.client.save()</text:p>
      <text:p text:style-name="P37"><text:soft-page-break/>&gt;&gt;&gt; a.client</text:p>
      <text:p text:style-name="P20"><text:tab/><text:span text:style-name="T3">&lt;Client: Алексеев&gt;</text:span></text:p>
      <text:p text:style-name="P50"/>
      <text:p text:style-name="P21">2. Создает объекты заявок и тремя способами связывает их с клиентами:</text:p>
      <text:p text:style-name="P22">1 способ связки:</text:p>
      <text:p text:style-name="P39">&gt;&gt;&gt; from blog.models import Client</text:p>
      <text:p text:style-name="P39">&gt;&gt;&gt; from blog.models import Request_of_laboratory</text:p>
      <text:p text:style-name="P39">&gt;&gt;&gt; from blog.models import Request_of_medcenter</text:p>
      <text:p text:style-name="P39">&gt;&gt;&gt; clientall=Client.objects.all()</text:p>
      <text:p text:style-name="P39">&gt;&gt;&gt; a=Request_of_medcenter.objects.all()</text:p>
      <text:p text:style-name="P39">&gt;&gt;&gt;<text:bookmark-start text:name="__DdeLink__526_586605867"/>b=Request_of_medcenter(medcenter_title='Медцентр8',number_of_request=10, client=Client.objects.get(pk=3),category=Category.objects.get(pk=1),create_request='2016-07-21',modify_request='2016-07-23', delete_request='2016-07-27')<text:bookmark-end text:name="__DdeLink__526_586605867"/></text:p>
      <text:p text:style-name="P39">&gt;&gt;&gt; b</text:p>
      <text:p text:style-name="P51"><text:tab/><text:span text:style-name="T4">&lt;Request_of_medcenter: Медцентр8&gt;</text:span></text:p>
      <text:p text:style-name="P23">2 способ связки:</text:p>
      <text:p text:style-name="P39">&gt;&gt;&gt;c=Request_of_medcenter(medcenter_title='Медцентр9',number_of_request=12, client=Client.objects.get(surename='Иванов'),category=Category.objects.get(pk=2),create_request='2016-07-21',modify_request='2016-07-23', delete_request='2016-07-27')</text:p>
      <text:p text:style-name="P39">&gt;&gt;&gt; c</text:p>
      <text:p text:style-name="P8"><text:tab/>&lt;Request_of_medcenter: Медцентр9&gt;</text:p>
      <text:p text:style-name="P23">3 способ связки:</text:p>
      <text:p text:style-name="P40">&gt;&gt;&gt;d=Request_of_medcenter(medcenter_title='Медцентр10',number_of_request=13, client=Client.objects.get(surename__regex=r'^(Ив<text:span text:style-name="T11">)+</text:span>'),category=Category.objects.get(pk=3),create_request='2016-07-21',modify_request='2016-07-24', delete_request='2016-07-27')</text:p>
      <text:p text:style-name="P40">&gt;&gt;&gt; d</text:p>
      <text:p text:style-name="P9"><text:tab/>&lt;Request_of_medcenter: Медцентр10&gt;</text:p>
      <text:p text:style-name="P21"><text:span text:style-name="T5">3. </text:span><text:s/><text:span text:style-name="T5">П</text:span>олучает из базы:</text:p>
      <text:p text:style-name="P24">3.1. Объекты всех заявок:</text:p>
      <text:p text:style-name="P52"><text:soft-page-break/><text:span text:style-name="T13">&gt;&gt;&gt; from blog.models import Request_of_laboratory</text:span></text:p>
      <text:p text:style-name="P41">&gt;&gt;&gt; from blog.models import Request_of_medcenter</text:p>
      <text:p text:style-name="P41">&gt;&gt;&gt; all_Request_of_laboratory=Request_of_laboratory.objects.all()</text:p>
      <text:p text:style-name="P41">&gt;&gt;&gt; all_Request_of_medcenter=Request_of_medcenter.objects.all()</text:p>
      <text:p text:style-name="P41">&gt;&gt;&gt; all_Request_of_laboratory</text:p>
      <text:p text:style-name="P52"><text:tab/><text:span text:style-name="T4">[&lt;Request_of_laboratory: Лаборатория % 1&gt;, &lt;Request_of_laboratory: Лаборатория 2&gt;, <text:tab/>&lt;Request_of_laboratory: Лаборатория 3&gt;, &lt;Request_of_laboratory: Лаборатория 4&gt;, <text:tab/><text:tab/><text:tab/>&lt;Request_of_laboratory: Лаборатория 5&gt;]</text:span></text:p>
      <text:p text:style-name="P41">&gt;&gt;&gt; all_Request_of_medcenter</text:p>
      <text:p text:style-name="P52"><text:tab/>[<text:span text:style-name="T4">&lt;Request_of_medcenter: Медцентр4&gt;, &lt;Request_of_medcenter: Медцентр5&gt;, <text:tab/><text:tab/><text:tab/><text:tab/>&lt;Request_of_medcenter: Медцентр6&gt;, &lt;Request_of_medcenter: Медцентр1&gt;, <text:tab/><text:tab/><text:tab/><text:tab/>&lt;Request_of_medcenter: Медцентр2&gt;, &lt;Request_of_medcenter: Медцентр3&gt;, <text:tab/><text:tab/><text:tab/><text:tab/>&lt;Request_of_medcenter: Медцентр7&gt;]</text:span></text:p>
      <text:p text:style-name="P25">3.2. Фильтрует их по какому-нибудь признаку:</text:p>
      <text:p text:style-name="P41"><text:s/>&gt;&gt;&gt; all_Request_of_laboratory=Request_of_laboratory.objects.filter(number_of_request=3)</text:p>
      <text:p text:style-name="P41">&gt;&gt;&gt; all_Request_of_laboratory</text:p>
      <text:p text:style-name="P41"><text:tab/>[&lt;Request_of_laboratory: Лаборатория 3&gt;]</text:p>
      <text:p text:style-name="P64"><text:span text:style-name="T6">&gt;&gt;&gt; all_Request_of_medcenter=Request_of_medcenter.objects.filter(modify_request__year='2016')</text:span></text:p>
      <text:p text:style-name="P42">&gt;&gt;&gt; all_Request_of_medcenter</text:p>
      <text:p text:style-name="P53"><text:tab/><text:span text:style-name="T4">[&lt;Request_of_medcenter: Медцентр4&gt;, &lt;Request_of_medcenter: Медцентр5&gt;, <text:tab/><text:tab/><text:tab/><text:tab/>&lt;Request_of_medcenter: Медцентр6&gt;, &lt;Request_of_medcenter: Медцентр1&gt;, <text:tab/><text:tab/><text:tab/><text:tab/>&lt;Request_of_medcenter: Медцентр2&gt;, &lt;Request_of_medcenter: Медцентр3&gt;, <text:tab/><text:tab/><text:tab/><text:tab/>&lt;Request_of_medcenter: Медцентр7&gt;]</text:span></text:p>
      <text:p text:style-name="P55"><text:span text:style-name="T12">3.3. Исключает из выборки данные, соответствующие определенным параметрам:</text:span><text:tab/><text:span text:style-name="T13">&gt;&gt;&gt;all_Request_of_medcenter=Request_of_medcenter.objects.filter(modify_request__year='2016').exclude(medcenter_title='Медцентр6')</text:span></text:p>
      <text:p text:style-name="P42">&gt;&gt;&gt; all_Request_of_medcenter</text:p>
      <text:p text:style-name="P10"><text:tab/>[&lt;Request_of_medcenter: Медцентр4&gt;, &lt;Request_of_medcenter: Медцентр5&gt;, <text:tab/>&lt;Request_of_medcenter: Медцентр1&gt;, &lt;Request_of_medcenter: Медцентр2&gt;, <text:tab/>&lt;Request_of_medcenter: Медцентр3&gt;, &lt;Request_of_medcenter: Медцентр7&gt;] </text:p>
      <text:p text:style-name="P10"/>
      <text:p text:style-name="P26"><text:soft-page-break/>3.4. Ограничивает выборку по кол-ву элементов:</text:p>
      <text:p text:style-name="P42">&gt;&gt;&gt; all_Request_of_medcenter</text:p>
      <text:p text:style-name="P10"><text:tab/>[&lt;Request_of_medcenter: Медцентр4&gt;, &lt;Request_of_medcenter: Медцентр5&gt;, <text:tab/>&lt;Request_of_medcenter: Медцентр1&gt;]</text:p>
      <text:p text:style-name="P26">3.5 Использует для выборки условия:</text:p>
      <text:p text:style-name="P26">3.5.1. Точного совпадения:</text:p>
      <text:p text:style-name="P44"><text:span text:style-name="T14">&gt;&gt;&gt;</text:span> <text:span text:style-name="T3">all_Request_of_medcenter=Request_of_medcenter.objects.filter(medcenter_title__exact='Медцентр6')</text:span></text:p>
      <text:p text:style-name="P44">&gt;&gt;&gt; all_Request_of_medcenter</text:p>
      <text:p text:style-name="P56"><text:tab/><text:span text:style-name="T4">[&lt;Request_of_medcenter: Медцентр6&gt;]</text:span></text:p>
      <text:p text:style-name="P56"/>
      <text:p text:style-name="P26">3.5.2. Совпадения без учета регистра:</text:p>
      <text:p text:style-name="P14">&gt;&gt;&gt; all_Request_of_medcenter=Request_of_medcenter.objects.filter(medcenter_title__exact='Медцентр6')</text:p>
      <text:p text:style-name="P14">&gt;&gt;&gt; all_Request_of_medcenter</text:p>
      <text:p text:style-name="P56"><text:tab/><text:span text:style-name="T4">[&lt;Request_of_medcenter: Медцентр6&gt;]</text:span></text:p>
      <text:p text:style-name="P27">3.5.3. Содержания текста:</text:p>
      <text:p text:style-name="P28">Регистрозависимое: </text:p>
      <text:p text:style-name="P15">&gt;&gt;&gt; all_Request_of_medcenter=Request_of_medcenter.objects.filter(medcenter_title__contains='центр6')</text:p>
      <text:p text:style-name="P15">&gt;&gt;&gt; all_Request_of_medcenter</text:p>
      <text:p text:style-name="P11"><text:tab/>[&lt;Request_of_medcenter: Медцентр6&gt;]</text:p>
      <text:p text:style-name="P28">Регистронезависимое:</text:p>
      <text:p text:style-name="P15">&gt;&gt;&gt; all_Request_of_medcenter=Request_of_medcenter.objects.filter(medcenter_title__icontains='центр6')</text:p>
      <text:p text:style-name="P15">&gt;&gt;&gt; all_Request_of_medcenter</text:p>
      <text:p text:style-name="P7"><text:tab/><text:span text:style-name="T12">[&lt;Request_of_medcenter: Медцентр6&gt;]</text:span></text:p>
      <text:p text:style-name="P27">3.5.4. Начало/конец совпадает с текстом с/без учета регистра:</text:p>
      <text:p text:style-name="P28">1 вариант:</text:p>
      <text:p text:style-name="P28">Регистрозависимый:</text:p>
      <text:p text:style-name="P15">&gt;&gt;&gt; all_Request_of_medcenter=Request_of_medcenter.objects.filter(medcenter_title__startswith='Мед')</text:p>
      <text:p text:style-name="P15">&gt;&gt;&gt; all_Request_of_medcenter</text:p>
      <text:p text:style-name="P11"><text:tab/>[&lt;Request_of_medcenter: Медцентр4&gt;, &lt;Request_of_medcenter: Медцентр5&gt;, <text:tab/>&lt;Request_of_medcenter: Медцентр6&gt;, &lt;Request_of_medcenter: Медцентр1&gt;, <text:soft-page-break/><text:tab/>&lt;Request_of_medcenter: Медцентр2&gt;, &lt;Request_of_medcenter: Медцентр3&gt;, <text:tab/>&lt;Request_of_medcenter: Медцентр7&gt;]</text:p>
      <text:p text:style-name="P16">&gt;&gt;&gt; all_Request_of_medcenter=Request_of_medcenter.objects.filter(medcenter_title__endswith='центр3')</text:p>
      <text:p text:style-name="P16">&gt;&gt;&gt; all_Request_of_medcenter</text:p>
      <text:p text:style-name="P12"><text:tab/>[&lt;Request_of_medcenter: Медцентр3&gt;]</text:p>
      <text:p text:style-name="P28">Регистронезависимый:</text:p>
      <text:p text:style-name="P15">&gt;&gt;&gt; all_Request_of_medcenter=Request_of_medcenter.objects.filter(medcenter_title__startswith='Мед')</text:p>
      <text:p text:style-name="P15">&gt;&gt;&gt; all_Request_of_medcenter</text:p>
      <text:p text:style-name="P11"><text:tab/>[&lt;Request_of_medcenter: Медцентр4&gt;, &lt;Request_of_medcenter: Медцентр5&gt;, <text:tab/>&lt;Request_of_medcenter: Медцентр6&gt;, &lt;Request_of_medcenter: Медцентр1&gt;, <text:tab/>&lt;Request_of_medcenter: Медцентр2&gt;, &lt;Request_of_medcenter: Медцентр3&gt;, <text:tab/>&lt;Request_of_medcenter: Медцентр7&gt;]</text:p>
      <text:p text:style-name="P16">&gt;&gt;&gt; all_Request_of_medcenter=Request_of_medcenter.objects.filter(medcenter_title__endswith='центр3')</text:p>
      <text:p text:style-name="P16">&gt;&gt;&gt; all_Request_of_medcenter</text:p>
      <text:p text:style-name="P12"><text:tab/>[&lt;Request_of_medcenter: Медцентр3&gt;]</text:p>
      <text:p text:style-name="P29">2 вариант — регулярные выражения:</text:p>
      <text:p text:style-name="P30">Регистрозависимый:</text:p>
      <text:p text:style-name="P45">&gt;&gt;&gt;all_Request_of_medcenter=Request_of_medcenter.objects.get(medcenter_title__regex=r'(^(Медцентр3)+)|(нтр3)$')</text:p>
      <text:p text:style-name="P45">&gt;&gt;&gt; all_Request_of_medcenter</text:p>
      <text:p text:style-name="P57"><text:tab/><text:span text:style-name="T4">&lt;Request_of_medcenter: Медцентр3&gt;</text:span></text:p>
      <text:p text:style-name="P30">Регистронезависимый:</text:p>
      <text:p text:style-name="P45">&gt;&gt;&gt;all_Request_of_medcenter=Request_of_medcenter.objects.get(medcenter_title__iregex=r'(^(Медцентр3)+)|(нтр3)$')</text:p>
      <text:p text:style-name="P45">&gt;&gt;&gt; all_Request_of_medcenter</text:p>
      <text:p text:style-name="P57"><text:tab/><text:span text:style-name="T4">&lt;Request_of_medcenter: Медцентр3&gt;</text:span></text:p>
      <text:p text:style-name="P27">3.6. Получают объект заявок, у которых объекты клиентов соответствуют определенным условиям:</text:p>
      <text:p text:style-name="P17">&gt;&gt;&gt; <text:bookmark-start text:name="__DdeLink__496_586605867"/>all_Request_of_medcenter=Request_of_medcenter.objects.filter(client__surename='Иванов')<text:bookmark-end text:name="__DdeLink__496_586605867"/></text:p>
      <text:p text:style-name="P17">&gt;&gt;&gt; all_Request_of_medcenter</text:p>
      <text:p text:style-name="P13"><text:tab/>[&lt;Request_of_medcenter: Медцентр4&gt;, &lt;Request_of_medcenter: Медцентр5&gt;, <text:tab/>&lt;Request_of_medcenter: Медцентр2&gt;, &lt;Request_of_medcenter: Медцентр7&gt;]</text:p>
      <text:p text:style-name="P27"><text:soft-page-break/>4. Демонстрация работы с F и Q объектами:</text:p>
      <text:p text:style-name="P46">&gt;&gt;&gt; Request_of_laboratory.objects.filter(number_of_request__gt=F('id')) </text:p>
      <text:p text:style-name="P58"><text:tab/><text:span text:style-name="T4">[&lt;Request_of_laboratory: Лаборатория 4&gt;]</text:span></text:p>
      <text:p text:style-name="P1">&gt;&gt;&gt; Q(title_cat__startswith='Категория 1')</text:p>
      <text:p text:style-name="P67"><text:span text:style-name="T15"><text:tab/>&lt;Q: (AND: ('title_cat__startswith', 'Категория 1'))&gt;</text:span></text:p>
      <text:p text:style-name="P27">5. Удаление объектов:</text:p>
      <text:p text:style-name="P54"><text:s/><text:span text:style-name="T7">&gt;&gt;&gt; Request_of_laboratory.objects.filter(pk=3).delete() </text:span></text:p>
      <text:p text:style-name="P59"><text:tab/><text:span text:style-name="T4">(1, {'blog.Request_of_laboratory': 1})</text:span></text:p>
      <text:p text:style-name="P27">6. Копирование объектов:</text:p>
      <text:p text:style-name="P43"><text:span text:style-name="T8">&gt;&gt;&gt; category = Category(title_cat='My category3', text_cat='Некоторый текст <text:s text:c="3"/><text:tab/>категории3')</text:span></text:p>
      <text:p text:style-name="P18">&gt;&gt;&gt; category.save()</text:p>
      <text:p text:style-name="P18">&gt;&gt;&gt; category.pk=8</text:p>
      <text:p text:style-name="P63"><text:span text:style-name="T9">&gt;&gt;&gt; category.save()</text:span></text:p>
      <text:p text:style-name="P27">7. Изменение объектов сразу всех заявок, принадлежащих одному клиенту:</text:p>
      <text:p text:style-name="P47">&gt;&gt;&gt; from blog.models import Request_of_medcenter</text:p>
      <text:p text:style-name="P60"><text:span text:style-name="T13">&gt;&gt;&gt;all_Request_of_medcenter=Request_of_medcenter.objects.filter(client__surename='Иванов').update(delete_request='2016-07-25') </text:span></text:p>
      <text:p text:style-name="P27">8. Демонстрирует работу <text:s text:c="2"/>со связанными объектами (например, через клиентов с заявками): создание/удаление/очистка/фильтрация:</text:p>
      <text:p text:style-name="P31">Фильтрация:</text:p>
      <text:p text:style-name="P65">&gt;&gt;&gt; all_Request_of_medcenter=Request_of_medcenter.objects.filter(client__surename='Иванов') </text:p>
      <text:p text:style-name="P65">&gt;&gt;&gt; all_Request_of_medcenter</text:p>
      <text:p text:style-name="P61"><text:tab/><text:span text:style-name="T4">[&lt;Request_of_medcenter: Медцентр4&gt;, &lt;Request_of_medcenter: Медцентр5&gt;, <text:tab/>&lt;Request_of_medcenter: Медцентр2&gt;, &lt;Request_of_medcenter: Медцентр7&gt;]</text:span></text:p>
      <text:p text:style-name="P31">Создание:</text:p>
      <text:p text:style-name="P36">&gt;&gt;&gt; a=Request_of_medcenter.objects.all()</text:p>
      <text:p text:style-name="P36">&gt;&gt;&gt;a.client=Client(surename='Алексеев',name='Антон',secondname='Петрович',sex='мужской',birthday='1983-05-21')</text:p>
      <text:p text:style-name="P36">&gt;&gt;&gt; a.client.save()</text:p>
      <text:p text:style-name="P38"><text:soft-page-break/>&gt;&gt;&gt; a.client</text:p>
      <text:p text:style-name="P62"><text:tab/><text:span text:style-name="T4">&lt;Client: Алексеев&gt;</text:span></text:p>
      <text:p text:style-name="P31">Изменение:</text:p>
      <text:p text:style-name="P48">&gt;&gt;&gt; from blog.models import Client</text:p>
      <text:p text:style-name="P48">&gt;&gt;&gt; <text:bookmark-start text:name="__DdeLink__504_586605867"/>a=Request_of_medcenter.objects.get(pk=3)<text:bookmark-end text:name="__DdeLink__504_586605867"/> </text:p>
      <text:p text:style-name="P48">&gt;&gt;&gt; a.client.surename='Сергеев'</text:p>
      <text:p text:style-name="P61"><text:span text:style-name="T13">&gt;&gt;&gt; a.save()</text:span></text:p>
      <text:p text:style-name="P31">Удаление:</text:p>
      <text:p text:style-name="P48">&gt;&gt;&gt; from blog.models import Client</text:p>
      <text:p text:style-name="P48">&gt;&gt;&gt; a=Request_of_medcenter.objects.get(pk=3) </text:p>
      <text:p text:style-name="P48">&gt;&gt;&gt; a.client.surename='Сергеев'</text:p>
      <text:p text:style-name="P61"><text:span text:style-name="T13">&gt;&gt;&gt; a.delete()</text:span></text:p>
      <text:p text:style-name="P32">Очистка всех заказчиков с фамилией «Иванов»:</text:p>
      <text:p text:style-name="P49">&gt;&gt;&gt; from blog.models import Client</text:p>
      <text:p text:style-name="P49">&gt;&gt;&gt; a=Request_of_medcenter.objects.<text:span text:style-name="T10">filter</text:span>(client__surename='Иванов') </text:p>
      <text:p text:style-name="P49">&gt;&gt;&gt; a.delete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81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22:53:54.688198093</meta:creation-date>
    <dc:date>2016-07-26T19:02:38.300933367</dc:date>
    <meta:editing-duration>PT3H13M44S</meta:editing-duration>
    <meta:editing-cycles>25</meta:editing-cycles>
    <meta:generator>LibreOffice/5.1.4.2$Linux_x86 LibreOffice_project/10m0$Build-2</meta:generator>
    <meta:document-statistic meta:table-count="0" meta:image-count="0" meta:object-count="0" meta:page-count="7" meta:paragraph-count="160" meta:word-count="620" meta:character-count="9117" meta:non-whitespace-character-count="8565"/>
  </office:meta>
</office:document-meta>
</file>